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88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408cm"/>
    </style:style>
    <style:style style:name="co6" style:family="table-column">
      <style:table-column-properties fo:break-before="auto" style:column-width="4.597cm"/>
    </style:style>
    <style:style style:name="co7" style:family="table-column">
      <style:table-column-properties fo:break-before="auto" style:column-width="2.0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4" table:number-columns-repeated="3" table:default-cell-style-name="Default"/>
        <table:table-row table:style-name="ro1">
          <table:table-cell table:style-name="ce1" office:value-type="string" table:number-columns-spanned="10" table:number-rows-spanned="1">
            <text:p>BÄNDERBESTANDSFÜHRUNG</text:p>
          </table:table-cell>
          <table:covered-table-cell table:style-name="Default"/>
          <table:covered-table-cell table:style-name="Default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DATUM</text:p>
          </table:table-cell>
          <table:table-cell table:style-name="ce1" office:value-type="string">
            <text:p>EINGANG</text:p>
          </table:table-cell>
          <table:table-cell table:style-name="ce5" office:value-type="string">
            <text:p>ABGANG</text:p>
          </table:table-cell>
          <table:table-cell table:style-name="ce1" office:value-type="string">
            <text:p>BAHN</text:p>
          </table:table-cell>
          <table:table-cell table:style-name="ce5" office:value-type="string">
            <text:p>VORGANG</text:p>
          </table:table-cell>
          <table:table-cell table:style-name="ce1" office:value-type="string">
            <text:p>GRUND</text:p>
          </table:table-cell>
          <table:table-cell table:style-name="ce6" office:value-type="string">
            <text:p>BESTAND</text:p>
          </table:table-cell>
          <table:table-cell table:number-columns-repeated="3"/>
        </table:table-row>
        <table:table-row table:style-name="ro1">
          <table:table-cell office:value-type="date" office:date-value="2009-05-01">
            <text:p>01.05.09</text:p>
          </table:table-cell>
          <table:table-cell table:number-columns-repeated="4"/>
          <table:table-cell office:value-type="string">
            <text:p>Anfangsbestan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date" office:date-value="2009-05-04">
            <text:p>04.05.09</text:p>
          </table:table-cell>
          <table:table-cell/>
          <table:table-cell office:value-type="float" office:value="2">
            <text:p>2</text:p>
          </table:table-cell>
          <table:table-cell office:value-type="float" office:value="5.6">
            <text:p>5,6</text:p>
          </table:table-cell>
          <table:table-cell office:value-type="string">
            <text:p>Wechsel</text:p>
          </table:table-cell>
          <table:table-cell office:value-type="string">
            <text:p>Verschleiß</text:p>
          </table:table-cell>
          <table:table-cell table:formula="of:=SUM([.G5]-[.C6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date" office:date-value="2009-09-10">
            <text:p>10.09.09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 bis 6</text:p>
          </table:table-cell>
          <table:table-cell office:value-type="string">
            <text:p>Wechsel</text:p>
          </table:table-cell>
          <table:table-cell office:value-type="string">
            <text:p>Verschleiß/VM</text:p>
          </table:table-cell>
          <table:table-cell table:style-name="ce7" table:formula="of:=SUM([.G6]-[.C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0-02-15">
            <text:p>15.02.10</text:p>
          </table:table-cell>
          <table:table-cell office:value-type="float" office:value="10">
            <text:p>10</text:p>
          </table:table-cell>
          <table:table-cell table:style-name="Default"/>
          <table:table-cell table:style-name="Default"/>
          <table:table-cell office:value-type="string">
            <text:p>Eingang</text:p>
          </table:table-cell>
          <table:table-cell office:value-type="string">
            <text:p>Bestellung</text:p>
          </table:table-cell>
          <table:table-cell table:formula="of:=SUM([.G7]-[.C8]+[.B8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0-02-16">
            <text:p>16.02.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3 bis 6</text:p>
          </table:table-cell>
          <table:table-cell office:value-type="string">
            <text:p>Wechsel</text:p>
          </table:table-cell>
          <table:table-cell office:value-type="string">
            <text:p>Verschleiß/VM</text:p>
          </table:table-cell>
          <table:table-cell table:formula="of:=SUM([.G8]-[.C9]+[.B9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date" office:date-value="2010-09-07">
            <text:p>07.09.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 bis 6</text:p>
          </table:table-cell>
          <table:table-cell office:value-type="string">
            <text:p>Wechsel</text:p>
          </table:table-cell>
          <table:table-cell office:value-type="string">
            <text:p>Verschleiß/VM</text:p>
          </table:table-cell>
          <table:table-cell table:formula="of:=SUM([.G9]-[.C10]+[.B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0-11-01">
            <text:p>01.11.10</text:p>
          </table:table-cell>
          <table:table-cell office:value-type="float" office:value="10">
            <text:p>10</text:p>
          </table:table-cell>
          <table:table-cell/>
          <table:table-cell/>
          <table:table-cell office:value-type="string">
            <text:p>Eingang</text:p>
          </table:table-cell>
          <table:table-cell office:value-type="string">
            <text:p>Bestellung</text:p>
          </table:table-cell>
          <table:table-cell table:formula="of:=SUM([.G10]-[.C11]+[.B11]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1-01-03">
            <text:p>03.01.11</text:p>
          </table:table-cell>
          <table:table-cell/>
          <table:table-cell office:value-type="float" office:value="2">
            <text:p>2</text:p>
          </table:table-cell>
          <table:table-cell office:value-type="float" office:value="3.4">
            <text:p>3,4</text:p>
          </table:table-cell>
          <table:table-cell office:value-type="string">
            <text:p>Wechsel</text:p>
          </table:table-cell>
          <table:table-cell office:value-type="string">
            <text:p>Verschleiß/VM</text:p>
          </table:table-cell>
          <table:table-cell table:formula="of:=SUM([.G11]-[.C12]+[.B12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date" office:date-value="2011-02-28">
            <text:p>28.02.11</text:p>
          </table:table-cell>
          <table:table-cell/>
          <table:table-cell office:value-type="float" office:value="2">
            <text:p>2</text:p>
          </table:table-cell>
          <table:table-cell office:value-type="float" office:value="5.6">
            <text:p>5,6</text:p>
          </table:table-cell>
          <table:table-cell office:value-type="string">
            <text:p>Wechsel</text:p>
          </table:table-cell>
          <table:table-cell office:value-type="string">
            <text:p>Verschleiß</text:p>
          </table:table-cell>
          <table:table-cell table:formula="of:=SUM([.G12]-[.C13]+[.B13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date" office:date-value="2011-03-24">
            <text:p>24.03.11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Wechsel</text:p>
          </table:table-cell>
          <table:table-cell office:value-type="string">
            <text:p>Verschleiß/Querschl.</text:p>
          </table:table-cell>
          <table:table-cell table:formula="of:=SUM([.G13]-[.C14]+[.B14])" office:value-type="float" office:value="4">
            <text:p>4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0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0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24.05.2011</text:date>, <text:time>10:0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Zimmermann</meta:initial-creator>
    <meta:creation-date>2011-05-24T09:57:16</meta:creation-date>
    <dc:date>2011-05-24T10:03:10</dc:date>
    <dc:creator>Daniel Zimmermann</dc:creator>
    <meta:editing-duration>PT00H05M54S</meta:editing-duration>
    <meta:editing-cycles>2</meta:editing-cycles>
    <meta:generator>OpenOffice.org/3.2$Linux OpenOffice.org_project/320m19$Build-9505</meta:generator>
    <meta:document-statistic meta:table-count="3" meta:cell-count="70" meta:object-count="0"/>
  </office:meta>
</office:document-meta>
</file>